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1.5472in"/>
    </style:style>
    <style:style style:name="co3" style:family="table-column">
      <style:table-column-properties fo:break-before="auto" style:column-width="1.8366in"/>
    </style:style>
    <style:style style:name="co4" style:family="table-column">
      <style:table-column-properties fo:break-before="auto" style:column-width="1.9016in"/>
    </style:style>
    <style:style style:name="co5" style:family="table-column">
      <style:table-column-properties fo:break-before="auto" style:column-width="6.5764in"/>
    </style:style>
    <style:style style:name="co6" style:family="table-column">
      <style:table-column-properties fo:break-before="auto" style:column-width="8.110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6756in"/>
    </style:style>
    <style:style style:name="co9" style:family="table-column">
      <style:table-column-properties fo:break-before="auto" style:column-width="2.1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value-type" style:repeat-content="false" fo:border="0.74pt solid #000000"/>
      <style:paragraph-properties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essage 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table:style-name="ce1" office:value-type="string" calcext:value-type="string">
            <text:p>Message Category</text:p>
          </table:table-cell>
          <table:table-cell table:style-name="ce1" office:value-type="string" calcext:value-type="string">
            <text:p>Message Type</text:p>
          </table:table-cell>
          <table:table-cell table:style-name="ce1" office:value-type="string" calcext:value-type="string">
            <text:p>Prefix/Identifier Byte (hex)</text:p>
          </table:table-cell>
          <table:table-cell table:style-name="ce3" office:value-type="string" calcext:value-type="string">
            <text:p>Address/Locator Byte (hex)</text:p>
          </table:table-cell>
          <table:table-cell table:style-name="ce1" office:value-type="string" calcext:value-type="string">
            <text:p>Message Data Description</text:p>
          </table:table-cell>
          <table:table-cell table:style-name="ce1" office:value-type="string" calcext:value-type="string">
            <text:p>Message Description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Control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sPi: “Let’s begin an echo session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Control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rduino: “Ready to begin echo session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Simple</text:p>
          </table:table-cell>
          <table:table-cell table:style-name="ce2"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Message count (starts at 0, increment for each message sent)</text:p>
          </table:table-cell>
          <table:table-cell office:value-type="string" calcext:value-type="string">
            <text:p>RasPi: “Echo this message as-is”; Arduino: “Here is the message you sent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Modify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Message count (starts at 0, increment for each message sent)</text:p>
          </table:table-cell>
          <table:table-cell office:value-type="string" calcext:value-type="string">
            <text:p>RasPi: “Echo this message, but change it slightly so I know you processed it correctly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Modify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Message count (starts at 0, increment for each message sent)</text:p>
          </table:table-cell>
          <table:table-cell office:value-type="string" calcext:value-type="string">
            <text:p>Arduino: “Here is the slightly changed message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Control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sPi: “Let’s end the echo session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Control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rduino: “Confirmed ending echo session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Log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sPi: “Sent me your logs for our most recent echo session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Log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rduino: “Preparing to send echo session logs…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Log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Number of echo requests</text:p>
          </table:table-cell>
          <table:table-cell office:value-type="string" calcext:value-type="string">
            <text:p>Arduino: “Number of echo requests I received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Logs</text:p>
          </table:table-cell>
          <table:table-cell table:number-columns-repeated="2" office:value-type="string" calcext:value-type="string">
            <text:p>0x03</text:p>
          </table:table-cell>
          <table:table-cell office:value-type="string" calcext:value-type="string">
            <text:p>Number of echoed messages</text:p>
          </table:table-cell>
          <table:table-cell office:value-type="string" calcext:value-type="string">
            <text:p>Arduino: “Number of messages I echoed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Log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Number of suspected dropped messages</text:p>
          </table:table-cell>
          <table:table-cell office:value-type="string" calcext:value-type="string">
            <text:p>Arduino: “Number of messages I think I missed” (If there’s a discrepancy in message count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Log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Number of garbage messages</text:p>
          </table:table-cell>
          <table:table-cell office:value-type="string" calcext:value-type="string">
            <text:p>Arduino: “Number of messages that didn’t look right” (If a message had the wrong prefix &amp; ID byte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Log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Number of incomplete messages</text:p>
          </table:table-cell>
          <table:table-cell office:value-type="string" calcext:value-type="string">
            <text:p>Arduino: “Number of messages that were too short “ (If a message was less than 8 byte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Log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Duration of echo session (milliseconds)</text:p>
          </table:table-cell>
          <table:table-cell office:value-type="string" calcext:value-type="string">
            <text:p>Arduino: “This is how long our echo session lasted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Echo Log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rduino: “That’s all the data I collected from our echo session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Unknown Message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Prefix/Identifier and Address/Locator bytes of unknown message</text:p>
          </table:table-cell>
          <table:table-cell office:value-type="string" calcext:value-type="string">
            <text:p>Arduino: “I didn’t recognize this message!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itialization</text:p>
          </table:table-cell>
          <table:table-cell office:value-type="string" calcext:value-type="string">
            <text:p>Serial Ready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rduino: “My serial connection is open and ready!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itialization</text:p>
          </table:table-cell>
          <table:table-cell office:value-type="string" calcext:value-type="string">
            <text:p>ID Query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sPi: “Is the Arduino on this port?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itialization</text:p>
          </table:table-cell>
          <table:table-cell office:value-type="string" calcext:value-type="string">
            <text:p>ID Query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rduino: “Yes, this is the Arduino!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itialization</text:p>
          </table:table-cell>
          <table:table-cell office:value-type="string" calcext:value-type="string">
            <text:p>Device Query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sPi: “What devices do you have connected, and what address can I use to talk to them?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itialization</text:p>
          </table:table-cell>
          <table:table-cell office:value-type="string" calcext:value-type="string">
            <text:p>Device Query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rduino: “Starting device roll call...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itialization</text:p>
          </table:table-cell>
          <table:table-cell office:value-type="string" calcext:value-type="string">
            <text:p>Actuator ID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0xXX</text:p>
          </table:table-cell>
          <table:table-cell office:value-type="string" calcext:value-type="string">
            <text:p>Numeric representation of what type of actuator this is (motor, servo, etc.) (See “Actuator Types” sheet)</text:p>
          </table:table-cell>
          <table:table-cell office:value-type="string" calcext:value-type="string">
            <text:p>Arduino: “There is an actuator at XX address of type [message data]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itialization</text:p>
          </table:table-cell>
          <table:table-cell office:value-type="string" calcext:value-type="string">
            <text:p>Sensor ID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0xXX</text:p>
          </table:table-cell>
          <table:table-cell office:value-type="string" calcext:value-type="string">
            <text:p>Numeric representation of what type of sensor this is (thermistor, IMU, etc.) (See “Sensor Types” sheet)</text:p>
          </table:table-cell>
          <table:table-cell office:value-type="string" calcext:value-type="string">
            <text:p>Arduino: “There is a sensor at XX address of type [message data]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itialization</text:p>
          </table:table-cell>
          <table:table-cell office:value-type="string" calcext:value-type="string">
            <text:p>Device Query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rduino: “That’s all the devices I have connected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itializati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nitializati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hruster Control</text:p>
          </table:table-cell>
          <table:table-cell office:value-type="string" calcext:value-type="string">
            <text:p>Thruster Timeout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Thruster timeout time (milliseconds)</text:p>
          </table:table-cell>
          <table:table-cell office:value-type="string" calcext:value-type="string">
            <text:p>RasPi: “If I haven’t given a thruster speed value for this amount of time, turn them all off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hruster Control</text:p>
          </table:table-cell>
          <table:table-cell office:value-type="string" calcext:value-type="string">
            <text:p>Thruster Timeout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Thruster timeout time (milliseconds)</text:p>
          </table:table-cell>
          <table:table-cell office:value-type="string" calcext:value-type="string">
            <text:p>Arduino: “Acknowledged, I will turn off all thrusters if I haven’t heard from you for this amount of time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hruster Control</text:p>
          </table:table-cell>
          <table:table-cell office:value-type="string" calcext:value-type="string">
            <text:p>Thruster Throttle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XX</text:p>
          </table:table-cell>
          <table:table-cell office:value-type="string" calcext:value-type="string">
            <text:p>Thruster throttle level percent (from -100% to +100%)</text:p>
          </table:table-cell>
          <table:table-cell office:value-type="string" calcext:value-type="string">
            <text:p>RasPi: “Set the throttle of the thruster at XX address to [message data] percent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Sensor Update Interval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0xXX</text:p>
          </table:table-cell>
          <table:table-cell office:value-type="string" calcext:value-type="string">
            <text:p>Time between updates of this sensor’s readings (milliseconds) (Or -1 for “as fast as possible”)</text:p>
          </table:table-cell>
          <table:table-cell office:value-type="string" calcext:value-type="string">
            <text:p>RasPi: “Send me new data from the sensor at XX address every [message data] milliseconds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Sensor Start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X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sPi: “Start sending me data from the sensor at XX address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Sensor Stop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X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asPi: “Stop sending me data from the sensor at XX address”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Sensor Data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XX</text:p>
          </table:table-cell>
          <table:table-cell office:value-type="string" calcext:value-type="string">
            <text:p>Sensor data (type of data depends on type of sensor)</text:p>
          </table:table-cell>
          <table:table-cell office:value-type="string" calcext:value-type="string">
            <text:p>Arduino: “The most recent data from the sensor at XX address is [message data]”</text:p>
          </table:table-cell>
          <table:table-cell table:number-columns-repeated="16378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ctuator Types" table:style-name="ta1"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Actuator Type</text:p>
          </table:table-cell>
          <table:table-cell table:style-name="ce1"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Thruster motor (via ESC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era servo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ensor Types" table:style-name="ta1">
        <table:table-column table:style-name="co9" table:default-cell-style-name="Default"/>
        <table:table-column table:style-name="co7" table:default-cell-style-name="Default"/>
        <table:table-row table:style-name="ro1">
          <table:table-cell table:style-name="ce4" office:value-type="string" calcext:value-type="string">
            <text:p>Sensor Type</text:p>
          </table:table-cell>
          <table:table-cell table:style-name="ce4"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Thermis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ternal (water) thermome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otoresist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U (Accel/Gyro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pas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ltrasonic Senso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nternal (air) pressure senso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ternal (water) pressure senso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nternal (air) humidity senso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</table:table-row>
      </table:table>
      <table:named-expressions/>
      <table:database-ranges>
        <table:database-range table:name="__Anonymous_Sheet_DB__0" table:target-range-address="'Message Types'.C1:'Message Types'.C1048576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1">00/00/0000</text:date>, <text:time style:data-style-name="N2" text:time-value="21:16:41.3742793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8T22:45:38.295834192</meta:creation-date>
    <dc:date>2025-03-31T21:19:06.295800004</dc:date>
    <meta:editing-duration>P1DT19H22M57S</meta:editing-duration>
    <meta:editing-cycles>17</meta:editing-cycles>
    <meta:generator>LibreOffice/24.2.7.2$Linux_X86_64 LibreOffice_project/420$Build-2</meta:generator>
    <meta:document-statistic meta:table-count="3" meta:cell-count="242" meta:object-count="0"/>
  </office:meta>
</office:document-meta>
</file>